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09fc" officeooo:paragraph-rsid="001609fc"/>
    </style:style>
    <style:style style:name="P2" style:family="paragraph" style:parent-style-name="Standard">
      <style:text-properties officeooo:rsid="0016485f" officeooo:paragraph-rsid="0016485f"/>
    </style:style>
    <style:style style:name="T1" style:family="text">
      <style:text-properties officeooo:rsid="001648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ham Matthews</text:p>
      <text:p text:style-name="P1"/>
      <text:p text:style-name="P1">Before starting the program, enter ps in the command line. The shell process should not exist. After running ./shell, most commands are available (exceptions include cd and others). Running ps should show the shell process.</text:p>
      <text:p text:style-name="P1"/>
      <text:p text:style-name="P1">The procedure should look similar to this:</text:p>
      <text:p text:style-name="P1"/>
      <text:p text:style-name="P1">cs470admin@cs470-ubuntu:~/project1$ ps</text:p>
      <text:p text:style-name="P1"><text:s text:c="2"/>PID TTY <text:s text:c="9"/>TIME CMD</text:p>
      <text:p text:style-name="P1">22333 pts/17 <text:s text:c="2"/>00:00:00 ps</text:p>
      <text:p text:style-name="P1">28822 pts/17 <text:s text:c="2"/>00:00:00 bash</text:p>
      <text:p text:style-name="P1">cs470admin@cs470-ubuntu:~/project1$ ./shell</text:p>
      <text:p text:style-name="P1">osh&gt;ps</text:p>
      <text:p text:style-name="P1"><text:s text:c="2"/>PID TTY <text:s text:c="9"/>TIME CMD</text:p>
      <text:p text:style-name="P1"><text:s/>5787 pts/17 <text:s text:c="2"/>00:00:00 shell</text:p>
      <text:p text:style-name="P1"><text:s/>8783 pts/17 <text:s text:c="2"/>00:00:00 ps</text:p>
      <text:p text:style-name="P1">28822 pts/17 <text:s text:c="2"/>00:00:00 bash</text:p>
      <text:p text:style-name="P1"/>
      <text:p text:style-name="P1">Other commands should work equivalent to the command line shell. For example, running ls -l in the shell should return something similar to this:</text:p>
      <text:p text:style-name="P1"/>
      <text:p text:style-name="P1">osh&gt;ls -l</text:p>
      <text:p text:style-name="P1">total 228</text:p>
      <text:p text:style-name="P1">-rw-rw-r-- 1 cs470admin cs470admin <text:s text:c="4"/>50 Feb <text:s/>7 06:58 Makefile</text:p>
      <text:p text:style-name="P1">-rw-rw-r-- 1 cs470admin cs470admin <text:s text:c="4"/>41 Feb <text:s/>6 19:49 Makefile~</text:p>
      <text:p text:style-name="P1">-rw-rw-r-- 1 cs470admin cs470admin <text:s text:c="3"/>537 Feb <text:s/>6 18:43 README.md</text:p>
      <text:p text:style-name="P1">-rw-rw-r-- 1 cs470admin cs470admin <text:s text:c="3"/>537 Feb <text:s/>6 18:43 README.md~</text:p>
      <text:p text:style-name="P1">-rwxrwxr-x 1 cs470admin cs470admin 201800 Feb 10 10:52 shell</text:p>
      <text:p text:style-name="P1">-rw-rw-r-- 1 cs470admin cs470admin <text:s text:c="2"/>6250 Feb 10 10:52 shell.cpp</text:p>
      <text:p text:style-name="P1">-rw-rw-r-- 1 cs470admin cs470admin <text:s text:c="3"/>604 Feb <text:s/>7 07:15 shell.cpp~</text:p>
      <text:p text:style-name="P1"/>
      <text:p text:style-name="P1">Entering “history” in the shell should return a history of recent commands. For example:</text:p>
      <text:p text:style-name="P1"/>
      <text:p text:style-name="P1">osh&gt;emacs shell.cpp</text:p>
      <text:p text:style-name="P1">osh&gt;history</text:p>
      <text:p text:style-name="P1">1 emacs shell.cpp </text:p>
      <text:p text:style-name="P1"/>
      <text:p text:style-name="P1">The history list will only store and print the ten most recent commands. Using !! will run the most recent command in history. In the previous example, !! would open the file shell.cpp in emacs. Using ! in combination with an integer will run the command with that index in the history list. In the previous example, running !1 will open the file shell.cpp in emacs. If the history is empty, an error message is presented telling the user the history is empty. If a user attempts to run a command with ! that does not exist, an error message is presented.</text:p>
      <text:p text:style-name="P1"/>
      <text:p text:style-name="P1">Processes run in the background by default. To run a process in the foreground(i.e. <text:span text:style-name="T1">the parent will not invoke wait()) including an &amp; will run the process without invoking wait().</text:span></text:p>
      <text:p text:style-name="P1"/>
      <text:p text:style-name="P2">After running commands, ps can be used to confirm the process was ended appropriately.</text:p>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0T10:58:28.880682733</meta:creation-date>
    <dc:date>2019-02-10T11:13:08.734992382</dc:date>
    <meta:editing-duration>PT3M59S</meta:editing-duration>
    <meta:editing-cycles>1</meta:editing-cycles>
    <meta:document-statistic meta:table-count="0" meta:image-count="0" meta:object-count="0" meta:page-count="2" meta:paragraph-count="30" meta:word-count="334" meta:character-count="2122" meta:non-whitespace-character-count="1759"/>
    <meta:generator>LibreOffice/5.1.6.2$Linux_X86_64 LibreOffice_project/10m0$Build-2</meta:generator>
  </office:meta>
</office:document-meta>
</file>